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a3681" officeooo:paragraph-rsid="001a3681"/>
    </style:style>
    <style:style style:name="P2" style:family="paragraph" style:parent-style-name="Text_20_body">
      <style:paragraph-properties fo:text-align="justify" style:justify-single-word="false"/>
      <style:text-properties officeooo:rsid="001b81f0" officeooo:paragraph-rsid="001b81f0"/>
    </style:style>
    <style:style style:name="P3" style:family="paragraph" style:parent-style-name="Text_20_body">
      <style:text-properties officeooo:rsid="0020f12d" officeooo:paragraph-rsid="0020f12d"/>
    </style:style>
    <style:style style:name="P4" style:family="paragraph" style:parent-style-name="Title">
      <style:paragraph-properties fo:margin-top="0cm" fo:margin-bottom="0cm" loext:contextual-spacing="false"/>
    </style:style>
    <style:style style:name="T1" style:family="text">
      <style:text-properties officeooo:rsid="001ccb6f"/>
    </style:style>
    <style:style style:name="T2" style:family="text">
      <style:text-properties officeooo:rsid="001f5f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AA Week 9 Findings</text:p>
      <text:p text:style-name="P4">Graham Healy</text:p>
      <text:p text:style-name="P4">X00104195</text:p>
      <text:p text:style-name="Text_20_body"/>
      <text:h text:style-name="Heading_20_2" text:outline-level="2">Findings</text:h>
      <text:p text:style-name="P1">Upon generating the synthetic CPU load and importing the resuting dataset into R for statistical analysis, the CPU utilisation was created using the inverse of the CPU idle time provided by the mpstat performance package.</text:p>
      <text:p text:style-name="P2">Using the CPU utilisation, a line plot was generated in R as shown in appendix 1.1. <text:span text:style-name="T1">Upon analysing the plot it was discovered that there was a strong correlation between the structure of the synthetic load generator and the CPU utilisation time. The peak points on the graph in appendix 1.1 correspond to the code which generates the load and then the summit points correspond to line of code which sleeps.</text:span></text:p>
      <text:h text:style-name="Heading_20_2" text:outline-level="2">Statistical <text:span text:style-name="T2">Summary</text:span></text:h>
      <text:p text:style-name="Text_20_body"/>
      <text:h text:style-name="Heading_20_2" text:outline-level="2">Appendix</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09:42.075966972</meta:creation-date>
    <dc:date>2016-04-04T13:20:06.511598182</dc:date>
    <meta:editing-duration>PT10M20S</meta:editing-duration>
    <meta:editing-cycles>12</meta:editing-cycles>
    <meta:generator>LibreOffice/5.0.0.5$Linux_X86_64 LibreOffice_project/00$Build-5</meta:generator>
    <meta:document-statistic meta:table-count="0" meta:image-count="0" meta:object-count="0" meta:page-count="1" meta:paragraph-count="8" meta:word-count="117" meta:character-count="702" meta:non-whitespace-character-count="593"/>
  </office:meta>
</office:document-meta>
</file>